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63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DejaVu Sans Mono" fo:font-size="12pt" fo:language="none" fo:country="none" style:font-name-asian="DejaVu Sans Mono" style:font-size-asian="12pt" style:language-asian="none" style:country-asian="none" style:font-name-complex="DejaVu Sans Mono" style:font-size-complex="12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6a8759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a8759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DejaVu Sans" style:font-name-complex="Noto Sans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opout" table:style-name="ta1">
        <table:shapes>
          <draw:frame draw:z-index="0" draw:style-name="gr1" draw:text-style-name="P1" svg:width="453.51pt" svg:height="255.09pt" svg:x="315.69pt" svg:y="60.69pt">
            <loext:p/>
            <draw:object draw:notify-on-update-of-ranges="stopout.A1:stopout.A9 stopout.C1:stopout.C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odule_load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all_another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objec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dev_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ynamic_no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linked_lis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ctl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teps" table:style-name="ta1">
        <table:shapes>
          <draw:frame draw:z-index="0" draw:style-name="gr1" draw:text-style-name="P1" svg:width="482.23pt" svg:height="271.25pt" svg:x="23.95pt" svg:y="158.66pt">
            <loext:p/>
            <draw:object draw:notify-on-update-of-ranges="steps.A8:steps.A11 steps.B8:steps.B11 steps.D8:steps.D11 steps.F8:steps.F11 steps.H8:steps.H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2">
          <table:table-cell/>
          <table:table-cell table:style-name="ce5" office:value-type="string" calcext:value-type="string" table:number-columns-spanned="2" table:number-rows-spanned="1">
            <text:p>module_load</text:p>
          </table:table-cell>
          <table:covered-table-cell/>
          <table:table-cell table:style-name="ce5" office:value-type="string" calcext:value-type="string" table:number-columns-spanned="2" table:number-rows-spanned="1">
            <text:p>call_another</text:p>
          </table:table-cell>
          <table:covered-table-cell/>
          <table:table-cell table:style-name="ce5" office:value-type="string" calcext:value-type="string" table:number-columns-spanned="2" table:number-rows-spanned="1">
            <text:p>kobjects</text:p>
          </table:table-cell>
          <table:covered-table-cell/>
          <table:table-cell table:style-name="ce5" office:value-type="string" calcext:value-type="string" table:number-columns-spanned="2" table:number-rows-spanned="1">
            <text:p>params</text:p>
          </table:table-cell>
          <table:covered-table-cell/>
          <table:table-cell table:style-name="ce5" office:value-type="string" calcext:value-type="string" table:number-columns-spanned="2" table:number-rows-spanned="1">
            <text:p>fops</text:p>
          </table:table-cell>
          <table:covered-table-cell/>
        </table:table-row>
        <table:table-row table:style-name="ro2">
          <table:table-cell office:value-type="string" calcext:value-type="string">
            <text:p>stag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8:26:07.124588088</meta:creation-date>
    <dc:date>2017-12-19T22:38:56.647617970</dc:date>
    <meta:editing-duration>PT2H20M24S</meta:editing-duration>
    <meta:editing-cycles>4</meta:editing-cycles>
    <meta:generator>LibreOffice/5.4.3.2$Linux_X86_64 LibreOffice_project/40m0$Build-2</meta:generator>
    <meta:document-statistic meta:table-count="2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topout.A1:stopout.A9 stopout.C1:stopout.C9" chart:data-source-has-labels="column" svg:x="0.32cm" svg:y="0.18cm" svg:width="15.36cm" svg:height="8.64cm">
          <chartooo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stopout.A1:stopout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opout.C1:stopout.C9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opout.A1:stopout.A9</svg:desc>
                </draw:g>
              </table:table-cell>
              <table:table-cell office:value-type="float" office:value="24">
                <text:p>24</text:p>
                <draw:g>
                  <svg:desc>stopout.C1:stopout.C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13cm" svg:height="9.57cm" xlink:href=".." xlink:type="simple" chart:class="chart:line" chart:style-name="ch1">
        <chart:legend chart:legend-position="end" svg:x="12.541cm" svg:y="3.739cm" style:legend-expansion="high" chart:style-name="ch2"/>
        <chart:plot-area chart:style-name="ch3" table:cell-range-address="steps.A8:steps.B11 steps.D8:steps.D11 steps.F8:steps.F11 steps.H8:steps.H11" chart:data-source-has-labels="both" svg:x="1.351cm" svg:y="0.191cm" svg:width="10.85cm" svg:height="8.207cm">
          <chartooo:coordinate-region svg:x="1.972cm" svg:y="0.191cm" svg:width="9.949cm" svg:height="7.56cm"/>
          <chart:axis chart:dimension="x" chart:name="primary-x" chart:style-name="ch4" chartooo:axis-type="auto">
            <chartooo:date-scale/>
            <chart:title svg:x="6.203cm" svg:y="8.589cm" chart:style-name="ch5">
              <text:p>step №</text:p>
            </chart:title>
            <chart:categories table:cell-range-address="steps.A8:steps.A11"/>
          </chart:axis>
          <chart:axis chart:dimension="y" chart:name="primary-y" chart:style-name="ch6">
            <chart:title svg:x="0.451cm" svg:y="6.521cm" chart:style-name="ch7">
              <text:p>number of students passed, %</text:p>
            </chart:title>
            <chart:grid chart:style-name="ch8" chart:class="major"/>
          </chart:axis>
          <chart:series chart:style-name="ch9" chart:values-cell-range-address="steps.B8:steps.B11" loext:label-string="&quot;1. module_load&quot;" chart:class="chart:line">
            <chart:data-point chart:repeated="4"/>
          </chart:series>
          <chart:series chart:style-name="ch10" chart:values-cell-range-address="steps.D8:steps.D11" loext:label-string="&quot;2. call_another&quot;" chart:class="chart:line">
            <chart:data-point chart:repeated="4"/>
          </chart:series>
          <chart:series chart:style-name="ch11" chart:values-cell-range-address="steps.F8:steps.F11" loext:label-string="&quot;3. kobjects&quot;" chart:class="chart:line">
            <chart:data-point chart:repeated="4"/>
          </chart:series>
          <chart:series chart:style-name="ch12" chart:values-cell-range-address="steps.H8:steps.H11" loext:label-string="&quot;4. params&quot;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eps.A8:steps.A11</svg:desc>
                </draw:g>
              </table:table-cell>
              <table:table-cell office:value-type="float" office:value="94">
                <text:p>94</text:p>
                <draw:g>
                  <svg:desc>steps.B8:steps.B11</svg:desc>
                </draw:g>
              </table:table-cell>
              <table:table-cell office:value-type="float" office:value="99">
                <text:p>99</text:p>
                <draw:g>
                  <svg:desc>steps.D8:steps.D11</svg:desc>
                </draw:g>
              </table:table-cell>
              <table:table-cell office:value-type="float" office:value="97">
                <text:p>97</text:p>
                <draw:g>
                  <svg:desc>steps.F8:steps.F11</svg:desc>
                </draw:g>
              </table:table-cell>
              <table:table-cell office:value-type="float" office:value="100">
                <text:p>100</text:p>
                <draw:g>
                  <svg:desc>steps.H8:steps.H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